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>
      <style:table-properties style:width="12.418cm" fo:margin-left="2.064cm" fo:margin-right="2.517cm" table:align="margins"/>
    </style:style>
    <style:style style:name="Tabela1.A" style:family="table-column">
      <style:table-column-properties style:column-width="12.418cm" style:rel-column-width="7040*"/>
    </style:style>
    <style:style style:name="Tabela1.1" style:family="table-row">
      <style:table-row-properties style:min-row-height="7.394cm"/>
    </style:style>
    <style:style style:name="Tabela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Text_20_body">
      <style:text-properties fo:font-size="18pt" style:font-size-asian="15.75pt" style:font-size-complex="18pt"/>
    </style:style>
    <style:style style:name="P3" style:family="paragraph" style:parent-style-name="Text_20_body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FRAMEWORK JOÃO GRILO</text:p>
      <text:p text:style-name="Text_20_body"/>
      <text:p text:style-name="Text_20_body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"/>
            <text:p text:style-name="P1">C&amp;L, OORNF, <text:s/>MEG, MS EXCEL,</text:p>
            <text:p text:style-name="P1">UML, OCL, LAL, </text:p>
            <text:p text:style-name="P1">FRAMEWORK RNF,</text:p>
            <text:p text:style-name="P1">BPMN,</text:p>
            <text:p text:style-name="P1">BPMNRNF,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12-19T10:57:04</meta:creation-date>
    <dc:date>2010-12-19T11:25:19</dc:date>
    <meta:editing-cycles>2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16" meta:character-count="89"/>
  </office:meta>
</office:document-meta>
</file>